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0b5185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0b5185"/>
    </style:style>
    <style:style style:name="P3" style:family="paragraph" style:parent-style-name="Standard">
      <style:paragraph-properties fo:margin-left="0cm" fo:margin-right="0cm" fo:line-height="150%" fo:text-indent="1.249cm" style:auto-text-indent="false" style:shadow="none"/>
      <style:text-properties fo:font-size="14pt" officeooo:paragraph-rsid="000b5185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5" style:family="paragraph" style:parent-style-name="Standard" style:master-page-name="">
      <style:paragraph-properties fo:margin-left="0cm" fo:margin-right="0cm" fo:line-height="200%" fo:text-align="center" style:justify-single-word="false" fo:text-indent="1.249cm" style:auto-text-indent="false" style:page-number="auto" style:shadow="none"/>
      <style:text-properties fo:font-size="14pt" fo:language="ru" fo:country="RU" fo:font-weight="bold" officeooo:rsid="000c8424" officeooo:paragraph-rsid="000c842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9cm" style:auto-text-indent="false"/>
      <style:text-properties officeooo:paragraph-rsid="000b5185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8424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language="en" fo:country="US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ВЕДЕНИЕ</text:p>
      <text:p text:style-name="P3">Одной из важнейших задач численного анализа является задача интерполяции функции: требуется восстановить функцию <text:span text:style-name="T4">f</text:span>(<text:span text:style-name="T4">x</text:span>) для всех значений <text:span text:style-name="T4">x</text:span> <draw:frame draw:style-name="fr1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4">a</text:span>, <text:span text:style-name="T4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7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4">Основная цель интерполяции – получить быстрый (экономичный) алгоритм вычисления значений <text:span text:style-name="T4">f</text:span> (<text:span text:style-name="T4">x</text:span>) для значений <text:span text:style-name="T4">x</text:span>, не содержащихся в таблице данных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8S</meta:editing-duration>
    <meta:editing-cycles>5</meta:editing-cycles>
    <meta:generator>LibreOffice/4.3.5.2$Windows_x86 LibreOffice_project/3a87456aaa6a95c63eea1c1b3201acedf0751bd5</meta:generator>
    <dc:date>2015-04-06T21:34:34.915000000</dc:date>
    <meta:document-statistic meta:table-count="0" meta:image-count="0" meta:object-count="1" meta:page-count="1" meta:paragraph-count="4" meta:word-count="109" meta:character-count="851" meta:non-whitespace-character-count="74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